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8.098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22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12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84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0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1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ce12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44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6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8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uentas Por Pagar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2"/>
          <table:table-cell table:style-name="ce114"/>
          <table:table-cell table:style-name="ce102"/>
          <table:table-cell table:style-name="ce125"/>
          <table:table-cell table:style-name="ce121"/>
          <table:table-cell table:style-name="ce19"/>
          <table:table-cell table:style-name="ce144"/>
          <table:table-cell table:style-name="ce15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/>
          <table:table-cell table:style-name="ce126" office:value-type="string" office:string-value="PROVEEDORES CORTO PLAZO" calcext:value-type="string">
            <text:p><text:s/>PROVEEDORES CORTO PLAZO </text:p>
          </table:table-cell>
          <table:table-cell table:style-name="ce26"/>
          <table:table-cell table:style-name="ce103"/>
          <table:table-cell table:style-name="ce115"/>
          <table:table-cell table:style-name="ce104"/>
          <table:table-cell table:style-name="ce128"/>
          <table:table-cell table:style-name="ce122"/>
          <table:table-cell table:style-name="ce126" office:value-type="string" office:string-value="PROVEEDORES CORTO PLAZO" calcext:value-type="string">
            <text:p><text:s/>PROVEEDORES CORTO PLAZO </text:p>
          </table:table-cell>
          <table:table-cell table:style-name="ce146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 office:value-type="string" office:string-value="2.1.01.01" calcext:value-type="string">
            <text:p><text:s/>2.1.01.01 </text:p>
          </table:table-cell>
          <table:table-cell table:style-name="ce127" office:value-type="string" office:string-value="Locales" calcext:value-type="string">
            <text:p><text:s/>Locales </text:p>
          </table:table-cell>
          <table:table-cell table:style-name="ce34"/>
          <table:table-cell table:style-name="ce104" office:value-type="float" office:value="10761.26" calcext:value-type="float">
            <text:p>10,761</text:p>
          </table:table-cell>
          <table:table-cell table:style-name="ce115"/>
          <table:table-cell table:style-name="ce104"/>
          <table:table-cell table:style-name="ce128" table:formula="of:=[.D11]+[.E11]-[.F11]" office:value-type="float" office:value="10761.26" calcext:value-type="float">
            <text:p>10,761</text:p>
          </table:table-cell>
          <table:table-cell table:style-name="ce122" office:value-type="string" office:string-value="2.1.01.01" calcext:value-type="string">
            <text:p><text:s/>2.1.01.01 </text:p>
          </table:table-cell>
          <table:table-cell table:style-name="ce127" office:value-type="string" office:string-value="Locales" calcext:value-type="string">
            <text:p><text:s/>Locales </text:p>
          </table:table-cell>
          <table:table-cell table:style-name="ce147" office:value-type="float" office:value="7825.76" calcext:value-type="float">
            <text:p>7,826</text:p>
          </table:table-cell>
          <table:table-cell table:style-name="ce152" table:formula="of:=+[.G11]-[.J11]" office:value-type="float" office:value="2935.5" calcext:value-type="float">
            <text:p>2,936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 office:value-type="string" office:string-value="2.1.01.02" calcext:value-type="string">
            <text:p><text:s/>2.1.01.02 </text:p>
          </table:table-cell>
          <table:table-cell table:style-name="ce127" office:value-type="string" office:string-value="Exterior" calcext:value-type="string">
            <text:p><text:s/>Exterior </text:p>
          </table:table-cell>
          <table:table-cell table:style-name="ce34"/>
          <table:table-cell table:style-name="ce104" office:value-type="float" office:value="0" calcext:value-type="float">
            <text:p>0</text:p>
          </table:table-cell>
          <table:table-cell table:style-name="ce115"/>
          <table:table-cell table:style-name="ce104"/>
          <table:table-cell table:style-name="ce128" table:formula="of:=[.D12]+[.E12]-[.F12]" office:value-type="float" office:value="0" calcext:value-type="float">
            <text:p>0</text:p>
          </table:table-cell>
          <table:table-cell table:style-name="ce122" office:value-type="string" office:string-value="2.1.01.02" calcext:value-type="string">
            <text:p><text:s/>2.1.01.02 </text:p>
          </table:table-cell>
          <table:table-cell table:style-name="ce127" office:value-type="string" office:string-value="Exterior" calcext:value-type="string">
            <text:p><text:s/>Exterior </text:p>
          </table:table-cell>
          <table:table-cell table:style-name="ce147" office:value-type="float" office:value="0" calcext:value-type="float">
            <text:p>0</text:p>
          </table:table-cell>
          <table:table-cell table:style-name="ce152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/>
          <table:table-cell table:style-name="ce31"/>
          <table:table-cell table:style-name="ce34"/>
          <table:table-cell table:style-name="ce104"/>
          <table:table-cell table:style-name="ce115"/>
          <table:table-cell table:style-name="ce104"/>
          <table:table-cell table:style-name="ce128"/>
          <table:table-cell table:style-name="ce122"/>
          <table:table-cell table:style-name="ce31"/>
          <table:table-cell table:style-name="ce147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/>
          <table:table-cell table:style-name="ce126" office:value-type="string" office:string-value="DERECHOS Y CONCESIONES POR PAGAR" calcext:value-type="string">
            <text:p><text:s/>DERECHOS Y CONCESIONES POR PAGAR </text:p>
          </table:table-cell>
          <table:table-cell table:style-name="ce34"/>
          <table:table-cell table:style-name="ce104"/>
          <table:table-cell table:style-name="ce115"/>
          <table:table-cell table:style-name="ce104"/>
          <table:table-cell table:style-name="ce128"/>
          <table:table-cell table:style-name="ce122"/>
          <table:table-cell table:style-name="ce126" office:value-type="string" office:string-value="DERECHOS Y CONCESIONES POR PAGAR" calcext:value-type="string">
            <text:p><text:s/>DERECHOS Y CONCESIONES POR PAGAR </text:p>
          </table:table-cell>
          <table:table-cell table:style-name="ce147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 office:value-type="string" office:string-value="2.1.01.04.01" calcext:value-type="string">
            <text:p><text:s/>2.1.01.04.01 </text:p>
          </table:table-cell>
          <table:table-cell table:style-name="ce127" office:value-type="string" office:string-value="Interconexiones por pagar" calcext:value-type="string">
            <text:p><text:s/>Interconexiones por pagar </text:p>
          </table:table-cell>
          <table:table-cell table:style-name="ce34"/>
          <table:table-cell table:style-name="ce104" office:value-type="float" office:value="31403.3" calcext:value-type="float">
            <text:p>31,403</text:p>
          </table:table-cell>
          <table:table-cell table:style-name="ce115"/>
          <table:table-cell table:style-name="ce104"/>
          <table:table-cell table:style-name="ce128" table:formula="of:=[.D15]+[.E15]-[.F15]" office:value-type="float" office:value="31403.3" calcext:value-type="float">
            <text:p>31,403</text:p>
          </table:table-cell>
          <table:table-cell table:style-name="ce122" office:value-type="string" office:string-value="2.1.01.04.01" calcext:value-type="string">
            <text:p><text:s/>2.1.01.04.01 </text:p>
          </table:table-cell>
          <table:table-cell table:style-name="ce127" office:value-type="string" office:string-value="Interconexiones por pagar" calcext:value-type="string">
            <text:p><text:s/>Interconexiones por pagar </text:p>
          </table:table-cell>
          <table:table-cell table:style-name="ce147" office:value-type="float" office:value="30220.74" calcext:value-type="float">
            <text:p>30,221</text:p>
          </table:table-cell>
          <table:table-cell table:style-name="ce152" table:formula="of:=+[.G15]-[.J15]" office:value-type="float" office:value="1182.56" calcext:value-type="float">
            <text:p>1,18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2"/>
          <table:table-cell table:style-name="ce31"/>
          <table:table-cell table:style-name="ce34"/>
          <table:table-cell table:style-name="ce104"/>
          <table:table-cell table:style-name="ce115"/>
          <table:table-cell table:style-name="ce104"/>
          <table:table-cell table:style-name="ce128"/>
          <table:table-cell table:style-name="ce122"/>
          <table:table-cell table:style-name="ce31"/>
          <table:table-cell table:style-name="ce147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/>
          <table:table-cell table:style-name="ce40" office:value-type="string" office:string-value="OTRAS CUENTAS POR PAGAR" calcext:value-type="string">
            <text:p><text:s/>OTRAS CUENTAS POR PAGAR </text:p>
          </table:table-cell>
          <table:table-cell table:style-name="ce36"/>
          <table:table-cell table:style-name="ce105" table:number-columns-repeated="3"/>
          <table:table-cell table:style-name="ce128"/>
          <table:table-cell table:style-name="ce123"/>
          <table:table-cell table:style-name="ce40" office:value-type="string" office:string-value="OTRAS CUENTAS POR PAGAR" calcext:value-type="string">
            <text:p><text:s/>OTRAS CUENTAS POR PAGAR </text:p>
          </table:table-cell>
          <table:table-cell table:style-name="ce148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 office:value-type="string" office:string-value="2.5.01.01.B1003" calcext:value-type="string">
            <text:p><text:s/>2.5.01.01.B1003 </text:p>
          </table:table-cell>
          <table:table-cell table:style-name="ce129" office:value-type="string" office:string-value="Cliente no detectado Bco. Pichincha" calcext:value-type="string">
            <text:p><text:s/>Cliente no detectado Bco. Pichincha </text:p>
          </table:table-cell>
          <table:table-cell table:style-name="ce36"/>
          <table:table-cell table:style-name="ce105" office:value-type="float" office:value="841.75" calcext:value-type="float">
            <text:p>842</text:p>
          </table:table-cell>
          <table:table-cell table:style-name="ce105" table:number-columns-repeated="2"/>
          <table:table-cell table:style-name="ce128" table:formula="of:=[.D18]+[.E18]-[.F18]" office:value-type="float" office:value="841.75" calcext:value-type="float">
            <text:p>842</text:p>
          </table:table-cell>
          <table:table-cell table:style-name="ce123" office:value-type="string" office:string-value="2.5.01.01.B1003" calcext:value-type="string">
            <text:p><text:s/>2.5.01.01.B1003 </text:p>
          </table:table-cell>
          <table:table-cell table:style-name="ce129" office:value-type="string" office:string-value="Cliente no detectado Bco. Pichincha" calcext:value-type="string">
            <text:p><text:s/>Cliente no detectado Bco. Pichincha </text:p>
          </table:table-cell>
          <table:table-cell table:style-name="ce105" office:value-type="float" office:value="554.47" calcext:value-type="float">
            <text:p>554</text:p>
          </table:table-cell>
          <table:table-cell table:style-name="ce152" table:formula="of:=+[.G18]-[.J18]" office:value-type="float" office:value="287.28" calcext:value-type="float">
            <text:p>28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 office:value-type="string" office:string-value="2.5.01.01.B1701" calcext:value-type="string">
            <text:p><text:s/>2.5.01.01.B1701 </text:p>
          </table:table-cell>
          <table:table-cell table:style-name="ce129" office:value-type="string" office:string-value="Cliente no detectado Bco. Guayaquil" calcext:value-type="string">
            <text:p><text:s/>Cliente no detectado Bco. Guayaquil </text:p>
          </table:table-cell>
          <table:table-cell table:style-name="ce36"/>
          <table:table-cell table:style-name="ce105" office:value-type="float" office:value="430.83" calcext:value-type="float">
            <text:p>431</text:p>
          </table:table-cell>
          <table:table-cell table:style-name="ce105" table:number-columns-repeated="2"/>
          <table:table-cell table:style-name="ce128" table:formula="of:=[.D19]+[.E19]-[.F19]" office:value-type="float" office:value="430.83" calcext:value-type="float">
            <text:p>431</text:p>
          </table:table-cell>
          <table:table-cell table:style-name="ce123" office:value-type="string" office:string-value="2.5.01.01.B1701" calcext:value-type="string">
            <text:p><text:s/>2.5.01.01.B1701 </text:p>
          </table:table-cell>
          <table:table-cell table:style-name="ce129" office:value-type="string" office:string-value="Cliente no detectado Bco. Guayaquil" calcext:value-type="string">
            <text:p><text:s/>Cliente no detectado Bco. Guayaquil </text:p>
          </table:table-cell>
          <table:table-cell table:style-name="ce105" office:value-type="float" office:value="348.55" calcext:value-type="float">
            <text:p>349</text:p>
          </table:table-cell>
          <table:table-cell table:style-name="ce152" table:formula="of:=+[.G19]-[.J19]" office:value-type="float" office:value="82.28" calcext:value-type="float">
            <text:p>8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 office:value-type="string" office:string-value="2.5.01.01.B3003" calcext:value-type="string">
            <text:p><text:s/>2.5.01.01.B3003 </text:p>
          </table:table-cell>
          <table:table-cell table:style-name="ce129" office:value-type="string" office:string-value="Cliente no detectado Bco. Pacifico" calcext:value-type="string">
            <text:p><text:s/>Cliente no detectado Bco. Pacifico </text:p>
          </table:table-cell>
          <table:table-cell table:style-name="ce36"/>
          <table:table-cell table:style-name="ce105" office:value-type="float" office:value="865.26" calcext:value-type="float">
            <text:p>865</text:p>
          </table:table-cell>
          <table:table-cell table:style-name="ce105" table:number-columns-repeated="2"/>
          <table:table-cell table:style-name="ce128" table:formula="of:=[.D20]+[.E20]-[.F20]" office:value-type="float" office:value="865.26" calcext:value-type="float">
            <text:p>865</text:p>
          </table:table-cell>
          <table:table-cell table:style-name="ce123" office:value-type="string" office:string-value="2.5.01.01.B3003" calcext:value-type="string">
            <text:p><text:s/>2.5.01.01.B3003 </text:p>
          </table:table-cell>
          <table:table-cell table:style-name="ce129" office:value-type="string" office:string-value="Cliente no detectado Bco. Pacifico" calcext:value-type="string">
            <text:p><text:s/>Cliente no detectado Bco. Pacifico </text:p>
          </table:table-cell>
          <table:table-cell table:style-name="ce105" office:value-type="float" office:value="825.71" calcext:value-type="float">
            <text:p>826</text:p>
          </table:table-cell>
          <table:table-cell table:style-name="ce152" table:formula="of:=+[.G20]-[.J20]" office:value-type="float" office:value="39.55" calcext:value-type="float">
            <text:p>4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 office:value-type="string" office:string-value="2.5.01.01.B3202" calcext:value-type="string">
            <text:p><text:s/>2.5.01.01.B3202 </text:p>
          </table:table-cell>
          <table:table-cell table:style-name="ce129" office:value-type="string" office:string-value="Cliente no Detectado Bco. Internacional" calcext:value-type="string">
            <text:p><text:s/>Cliente no Detectado Bco. Internacional </text:p>
          </table:table-cell>
          <table:table-cell table:style-name="ce36"/>
          <table:table-cell table:style-name="ce105" office:value-type="float" office:value="2.74" calcext:value-type="float">
            <text:p>3</text:p>
          </table:table-cell>
          <table:table-cell table:style-name="ce105" table:number-columns-repeated="2"/>
          <table:table-cell table:style-name="ce128" table:formula="of:=[.D21]+[.E21]-[.F21]" office:value-type="float" office:value="2.74" calcext:value-type="float">
            <text:p>3</text:p>
          </table:table-cell>
          <table:table-cell table:style-name="ce123" office:value-type="string" office:string-value="2.5.01.01.B3202" calcext:value-type="string">
            <text:p><text:s/>2.5.01.01.B3202 </text:p>
          </table:table-cell>
          <table:table-cell table:style-name="ce129" office:value-type="string" office:string-value="Cliente no Detectado Bco. Internacional" calcext:value-type="string">
            <text:p><text:s/>Cliente no Detectado Bco. Internacional </text:p>
          </table:table-cell>
          <table:table-cell table:style-name="ce105" office:value-type="float" office:value="56.15" calcext:value-type="float">
            <text:p>56</text:p>
          </table:table-cell>
          <table:table-cell table:style-name="ce152" table:formula="of:=+[.G21]-[.J21]" office:value-type="float" office:value="-53.41" calcext:value-type="float">
            <text:p>-5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 office:value-type="string" office:string-value="2.5.01.01.B3601" calcext:value-type="string">
            <text:p><text:s/>2.5.01.01.B3601 </text:p>
          </table:table-cell>
          <table:table-cell table:style-name="ce129" office:value-type="string" office:string-value="Cliente no detectado Bco. Produbanco" calcext:value-type="string">
            <text:p><text:s/>Cliente no detectado Bco. Produbanco </text:p>
          </table:table-cell>
          <table:table-cell table:style-name="ce36"/>
          <table:table-cell table:style-name="ce105" office:value-type="float" office:value="571.04" calcext:value-type="float">
            <text:p>571</text:p>
          </table:table-cell>
          <table:table-cell table:style-name="ce105" table:number-columns-repeated="2"/>
          <table:table-cell table:style-name="ce128" table:formula="of:=[.D22]+[.E22]-[.F22]" office:value-type="float" office:value="571.04" calcext:value-type="float">
            <text:p>571</text:p>
          </table:table-cell>
          <table:table-cell table:style-name="ce123" office:value-type="string" office:string-value="2.5.01.01.B3601" calcext:value-type="string">
            <text:p><text:s/>2.5.01.01.B3601 </text:p>
          </table:table-cell>
          <table:table-cell table:style-name="ce129" office:value-type="string" office:string-value="Cliente no detectado Bco. Produbanco" calcext:value-type="string">
            <text:p><text:s/>Cliente no detectado Bco. Produbanco </text:p>
          </table:table-cell>
          <table:table-cell table:style-name="ce105" office:value-type="float" office:value="450.17" calcext:value-type="float">
            <text:p>450</text:p>
          </table:table-cell>
          <table:table-cell table:style-name="ce152" table:formula="of:=+[.G22]-[.J22]" office:value-type="float" office:value="120.87" calcext:value-type="float">
            <text:p>12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/>
          <table:table-cell table:style-name="ce129"/>
          <table:table-cell table:style-name="ce36"/>
          <table:table-cell table:style-name="ce105" table:number-columns-repeated="3"/>
          <table:table-cell table:style-name="ce128"/>
          <table:table-cell table:style-name="ce123"/>
          <table:table-cell table:style-name="ce129"/>
          <table:table-cell table:style-name="ce105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23" office:value-type="string" office:string-value="2.5.02.01VAR01 " calcext:value-type="string">
            <text:p><text:s/>2.5.02.01VAR01 <text:s/></text:p>
          </table:table-cell>
          <table:table-cell table:style-name="ce84" office:value-type="string" office:string-value="Ajustes" calcext:value-type="string">
            <text:p><text:s/>Ajustes </text:p>
          </table:table-cell>
          <table:table-cell table:style-name="ce36"/>
          <table:table-cell table:style-name="ce105" office:value-type="float" office:value="9.12" calcext:value-type="float">
            <text:p>9</text:p>
          </table:table-cell>
          <table:table-cell table:style-name="ce105" table:number-columns-repeated="2"/>
          <table:table-cell table:style-name="ce128" table:formula="of:=[.D24]+[.E24]-[.F24]" office:value-type="float" office:value="9.12" calcext:value-type="float">
            <text:p>9</text:p>
          </table:table-cell>
          <table:table-cell table:style-name="ce123" office:value-type="string" office:string-value="2.5.02.01VAR01 " calcext:value-type="string">
            <text:p><text:s/>2.5.02.01VAR01 <text:s/></text:p>
          </table:table-cell>
          <table:table-cell table:style-name="ce84" office:value-type="string" office:string-value="Ajustes" calcext:value-type="string">
            <text:p><text:s/>Ajustes </text:p>
          </table:table-cell>
          <table:table-cell table:style-name="ce105" office:value-type="float" office:value="7.57" calcext:value-type="float">
            <text:p>8</text:p>
          </table:table-cell>
          <table:table-cell table:style-name="ce152" table:formula="of:=+[.G24]-[.J24]" office:value-type="float" office:value="1.55" calcext:value-type="float">
            <text:p>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5" table:number-columns-repeated="3"/>
          <table:table-cell table:style-name="ce103"/>
          <table:table-cell table:style-name="ce123"/>
          <table:table-cell table:style-name="ce40"/>
          <table:table-cell table:style-name="ce148"/>
          <table:table-cell table:style-name="ce153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6" table:formula="of:=SUM([.D9:.D25])" office:value-type="float" office:value="44885.3" calcext:value-type="float">
            <text:p>44,885</text:p>
          </table:table-cell>
          <table:table-cell table:style-name="ce106" table:formula="of:=SUM([.E9:.E25])" office:value-type="float" office:value="0" calcext:value-type="float">
            <text:p>0</text:p>
          </table:table-cell>
          <table:table-cell table:style-name="ce106" table:formula="of:=SUM([.F9:.F25])" office:value-type="float" office:value="0" calcext:value-type="float">
            <text:p>0</text:p>
          </table:table-cell>
          <table:table-cell table:style-name="ce106" table:formula="of:=SUM([.G9:.G25])" office:value-type="float" office:value="44885.3" calcext:value-type="float">
            <text:p>44,885</text:p>
          </table:table-cell>
          <table:table-cell table:style-name="ce106" table:number-columns-repeated="2"/>
          <table:table-cell table:style-name="ce106" table:formula="of:=SUM([.J9:.J25])" office:value-type="float" office:value="40289.12" calcext:value-type="float">
            <text:p>40,289</text:p>
          </table:table-cell>
          <table:table-cell table:style-name="ce156" table:formula="of:=SUM([.K9:.K25])" office:value-type="float" office:value="4596.18" calcext:value-type="float">
            <text:p>4,596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109"/>
          <table:table-cell table:style-name="ce118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Proveedores</text:p>
          </table:table-cell>
          <table:table-cell table:style-name="ce57"/>
          <table:table-cell table:style-name="ce110" table:formula="of:=SUM([.G10:.G13])" office:value-type="float" office:value="10761.26" calcext:value-type="float">
            <text:p>10,761</text:p>
          </table:table-cell>
          <table:table-cell table:style-name="ce110" table:formula="of:=SUM([.J10:.J13])" office:value-type="float" office:value="7825.76" calcext:value-type="float">
            <text:p>7,826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Derechos y Concesiones</text:p>
          </table:table-cell>
          <table:table-cell table:style-name="ce57"/>
          <table:table-cell table:style-name="ce110" table:formula="of:=SUM([.G14:.G16])" office:value-type="float" office:value="31403.3" calcext:value-type="float">
            <text:p>31,403</text:p>
          </table:table-cell>
          <table:table-cell table:style-name="ce110" table:formula="of:=SUM([.J14:.J16])" office:value-type="float" office:value="30220.74" calcext:value-type="float">
            <text:p>30,221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Otros</text:p>
          </table:table-cell>
          <table:table-cell table:style-name="ce57"/>
          <table:table-cell table:style-name="ce110" table:formula="of:=SUM([.G17:.G25])" office:value-type="float" office:value="2720.74" calcext:value-type="float">
            <text:p>2,721</text:p>
          </table:table-cell>
          <table:table-cell table:style-name="ce110" table:formula="of:=SUM([.J17:.J25])" office:value-type="float" office:value="2242.62" calcext:value-type="float">
            <text:p>2,243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11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6" table:formula="of:=+SUM([.D31:.D34])" office:value-type="float" office:value="44885.3" calcext:value-type="float">
            <text:p>44,885</text:p>
          </table:table-cell>
          <table:table-cell table:style-name="ce106" table:formula="of:=+SUM([.E31:.E34])" office:value-type="float" office:value="40289.12" calcext:value-type="float">
            <text:p>40,289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">
      <number:text> (</number:text>
      <number:number number:decimal-places="2" loext:min-decimal-places="2" number:min-integer-digits="1" number:grouping="true"/>
      <number:text>)</number:text>
    </number:number-style>
    <number:number-style style:name="N12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number number:decimal-places="2" loext:min-decimal-places="2" number:min-integer-digits="1" number:grouping="true"/>
      <style:map style:condition="value()&gt;=0" style:apply-style-name="N133P0"/>
    </number:number-style>
    <number:date-style style:name="N134">
      <number:day/>
      <number:text> de </number:text>
      <number:month number:textual="true"/>
      <number:text> de </number:text>
      <number:year/>
    </number:date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6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/>
    </number:number-style>
    <number:number-style style:name="N155">
      <style:text-properties fo:color="#ff0000"/>
      <number:number number:decimal-places="0" loext:min-decimal-places="0" number:min-integer-digits="1"/>
      <style:map style:condition="value()&gt;=0" style:apply-style-name="N155P0"/>
    </number:number-style>
    <number:number-style style:name="N156">
      <number:text>$</number:text>
      <number:number number:decimal-places="0" loext:min-decimal-places="0" number:min-integer-digits="1" number:grouping="true"/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3" loext:min-decimal-places="3" number:min-integer-digits="1"/>
      <number:text>%</number:text>
    </number:percentage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date-style style:name="N16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3">
      <number:text-content/>
      <style:map style:condition="value()&lt;=1.79769313486232E+308" style:apply-style-name="N163P0"/>
    </number:text-style>
    <number:date-style style:name="N164">
      <number:day number:style="long"/>
      <number:text>-</number:text>
      <number:month number:textual="true"/>
      <number:text>-</number:text>
      <number:year number:style="long"/>
    </number:date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number:text>-</number:text>
      <number:number number:decimal-places="2" loext:min-decimal-places="2" number:min-integer-digits="1" number:grouping="true"/>
      <style:map style:condition="value()&gt;=0" style:apply-style-name="N165P0"/>
    </number:number-style>
    <number:time-style style:name="N166">
      <number:minutes number:style="long"/>
      <number:text>:</number:text>
      <number:seconds number:style="long" number:decimal-places="1"/>
    </number:time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percentage-style style:name="N168">
      <number:number number:decimal-places="2" loext:min-decimal-places="2" number:min-integer-digits="1"/>
      <number:text> %</number:text>
    </number:percentage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percentage-style style:name="N172">
      <number:number number:decimal-places="0" loext:min-decimal-places="0" number:min-integer-digits="1"/>
      <number:text> %</number:text>
    </number:percentage-style>
    <number:percentage-style style:name="N173">
      <number:number number:decimal-places="1" loext:min-decimal-places="1" number:min-integer-digits="1"/>
      <number:text>%</number:text>
    </number:percentage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6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$</number:text>
      <number:number number:decimal-places="0" loext:min-decimal-places="0" number:min-integer-digits="1" number:grouping="true"/>
    </number:number-style>
    <number:number-style style:name="N179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79P0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2" loext:min-decimal-places="2" number:min-integer-digits="1" number:grouping="true"/>
      <number:text> </number:text>
    </number:number-style>
    <number:number-style style:name="N181">
      <number:text>-</number:text>
      <number:number number:decimal-places="2" loext:min-decimal-places="2" number:min-integer-digits="1" number:grouping="true"/>
      <style:map style:condition="value()&gt;=0" style:apply-style-name="N181P0"/>
    </number:number-style>
    <number:number-style style:name="N18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2">
      <number:text>-$</number:text>
      <number:number number:decimal-places="2" loext:min-decimal-places="2" number:min-integer-digits="1" number:grouping="true"/>
      <style:map style:condition="value()&gt;=0" style:apply-style-name="N182P0"/>
    </number:number-style>
    <number:time-style style:name="N18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">
      <number:text>-</number:text>
      <number:number number:decimal-places="2" loext:min-decimal-places="2" number:min-integer-digits="1" number:grouping="true"/>
      <number:text> </number:text>
      <style:map style:condition="value()&gt;=0" style:apply-style-name="N184P0"/>
    </number:number-style>
    <number:number-style style:name="N185P0" style:volatile="true">
      <number:text>$</number:text>
      <number:number number:decimal-places="2" loext:min-decimal-places="2" number:min-integer-digits="1" number:grouping="true"/>
    </number:number-style>
    <number:number-style style:name="N185">
      <number:text>-$</number:text>
      <number:number number:decimal-places="2" loext:min-decimal-places="2" number:min-integer-digits="1" number:grouping="true"/>
      <style:map style:condition="value()&gt;=0" style:apply-style-name="N185P0"/>
    </number:number-style>
    <number:number-style style:name="N186">
      <number:number number:decimal-places="1" loext:min-decimal-places="1" number:min-integer-digits="1" number:grouping="true"/>
    </number:number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2E+308" style:apply-style-name="N1010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1:28:40.6300814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4T11:48:19.390105923</dc:date>
    <meta:editing-cycles>8</meta:editing-cycles>
    <meta:editing-duration>PT1H26M39S</meta:editing-duration>
    <meta:document-statistic meta:table-count="1" meta:cell-count="138" meta:object-count="0"/>
  </office:meta>
</office:document-meta>
</file>